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onfigTests.andExpectAllWithOne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ConfigTests.verifyRootWac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Config.addResourceHandlers( Resource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Config.person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onfi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Config.person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onfigTests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Config.addViewControllers( ViewControl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fig.configureDefaultServletHandling( DefaultServletHandler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onfigTests.andExpectAllWithMultipleFail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